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8" style:family="paragraph">
      <style:paragraph-properties fo:text-align="start"/>
      <style:text-properties style:text-line-through-style="none" fo:font-style="normal" style:text-underline-style="none"/>
    </style:style>
    <style:style style:name="P9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0" style:family="paragraph">
      <style:text-properties style:font-name="Arial" fo:font-size="6pt" style:font-size-asian="6pt" style:font-size-complex="6pt"/>
    </style:style>
    <style:style style:name="P11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P14" style:family="paragraph">
      <style:paragraph-properties fo:text-align="start"/>
      <style:text-properties style:text-line-through-style="none" style:font-name="Arial1" fo:font-size="6pt" fo:font-style="normal" style:text-underline-style="none"/>
    </style:style>
    <style:style style:name="P15" style:family="paragraph"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P16" style:family="paragraph">
      <style:paragraph-properties fo:text-align="center"/>
      <style:text-properties style:text-line-through-style="none" style:font-name="Arial1" fo:font-style="normal" style:text-underline-style="none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3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1cm" draw:marker-start-width="0.409cm" draw:marker-end-width="0.409cm" draw:fill-color="#ffffff" draw:textarea-horizontal-align="center" draw:textarea-vertical-align="middle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HistoricoDespesaDescricao" form:control-implementation="ooo:com.sun.star.form.component.TextField" form:id="control56" form:readonly="true" form:tab-index="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HistoricoDespesaData" form:control-implementation="ooo:com.sun.star.form.component.TextField" form:id="control57" form:readonly="true" form:tab-index="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HistoricoDespesaValor" form:control-implementation="ooo:com.sun.star.form.component.TextField" form:id="control58" form:readonly="true" form:tab-index="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HistoricoDespesaCabecalho" form:control-implementation="ooo:com.sun.star.form.component.TextField" form:id="control5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<draw:frame text:anchor-type="paragraph" draw:z-index="22" draw:style-name="gr3" draw:text-style-name="P6" svg:width="3.123cm" svg:height="0.385cm" svg:x="16.258cm" svg:y="0.443cm"><draw:text-box><text:p text:style-name="P5"><text:span text:style-name="T3">RECIBO DO SACADO</text:span></text:p></draw:text-box></draw:frame></text:p>
      <text:p text:style-name="P2"><draw:rect text:anchor-type="paragraph" draw:z-index="3" draw:style-name="gr2" draw:text-style-name="P4" svg:width="4.478cm" svg:height="1.235cm" svg:x="0.25cm" svg:y="0.407cm"><text:p/></draw:rect><draw:rect text:anchor-type="paragraph" draw:z-index="4" draw:style-name="gr2" draw:text-style-name="P4" svg:width="1.989cm" svg:height="1.241cm" svg:x="4.763cm" svg:y="0.407cm"><text:p/></draw:rect><draw:rect text:anchor-type="paragraph" draw:z-index="5" draw:style-name="gr2" draw:text-style-name="P4" svg:width="12.593cm" svg:height="1.23cm" svg:x="6.787cm" svg:y="0.409cm"><text:p/></draw:rect></text:p>
      <text:p text:style-name="P2"><draw:control text:anchor-type="paragraph" draw:z-index="26" draw:style-name="gr4" draw:text-style-name="P9" svg:width="4.123cm" svg:height="0.953cm" svg:x="0.455cm" svg:y="0.093cm" draw:control="control4"/><draw:control text:anchor-type="paragraph" draw:z-index="66" draw:style-name="gr4" draw:text-style-name="P11" svg:width="1.851cm" svg:height="0.952cm" svg:x="4.835cm" svg:y="0.09cm" draw:control="control17"/><draw:control text:anchor-type="paragraph" draw:z-index="67" draw:style-name="gr4" draw:text-style-name="P12" svg:width="12.286cm" svg:height="0.953cm" svg:x="6.939cm" svg:y="0.093cm" draw:control="control18"/></text:p>
      <text:p text:style-name="P2"/>
      <text:p text:style-name="P2"><draw:custom-shape text:anchor-type="paragraph" draw:z-index="112" draw:style-name="gr9" draw:text-style-name="P15" svg:width="19.13cm" svg:height="0.47cm" svg:x="0.25cm" svg:y="0.24cm"><text:p/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113" draw:style-name="gr4" draw:text-style-name="P16" svg:width="10.854cm" svg:height="0.396cm" svg:x="4.389cm" svg:y="0.277cm" draw:control="control59"/></text:p>
      <text:p text:style-name="P2"><draw:custom-shape text:anchor-type="paragraph" draw:z-index="0" draw:style-name="gr1" draw:text-style-name="P3" svg:width="3.758cm" svg:height="6.599cm" svg:x="15.619cm" svg:y="0.243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style-name="gr1" draw:text-style-name="P3" svg:width="13.36cm" svg:height="6.601cm" svg:x="2.26cm" svg:y="0.24cm"><text:p><text:span text:style-name="T2">Descriçã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" draw:style-name="gr1" draw:text-style-name="P3" svg:width="2.001cm" svg:height="6.601cm" svg:x="0.252cm" svg:y="0.243cm"><text:p><text:span text:style-name="T2">Data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"><draw:control text:anchor-type="paragraph" draw:z-index="109" draw:name="txtNumeroDocumento" draw:style-name="gr4" draw:text-style-name="P14" svg:width="12.9cm" svg:height="6.1cm" svg:x="2.374cm" svg:y="0.153cm" draw:control="control56"/><draw:control text:anchor-type="paragraph" draw:z-index="110" draw:name="txtNumeroDocumento" draw:style-name="gr4" draw:text-style-name="P14" svg:width="1.59cm" svg:height="6.1cm" svg:x="0.374cm" svg:y="0.153cm" draw:control="control57"/><draw:control text:anchor-type="paragraph" draw:z-index="111" draw:name="txtNumeroDocumento" draw:style-name="gr4" draw:text-style-name="P14" svg:width="3.2cm" svg:height="6.1cm" svg:x="15.755cm" svg:y="0.153cm" draw:control="control58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6" draw:style-name="gr1" draw:text-style-name="P3" svg:width="8.937cm" svg:height="0.75cm" svg:x="0.25cm" svg:y="2.62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1" draw:text-style-name="P3" svg:width="3.786cm" svg:height="0.75cm" svg:x="9.186cm" svg:y="2.62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style-name="gr1" draw:text-style-name="P3" svg:width="1.158cm" svg:height="0.75cm" svg:x="12.972cm" svg:y="2.62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1" draw:text-style-name="P3" svg:width="1.493cm" svg:height="0.75cm" svg:x="14.129cm" svg:y="2.62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1" draw:text-style-name="P3" svg:width="3.756cm" svg:height="0.75cm" svg:x="15.621cm" svg:y="2.621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1" draw:style-name="gr1" draw:text-style-name="P3" svg:width="5.963cm" svg:height="0.75cm" svg:x="0.25cm" svg:y="3.37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style-name="gr1" draw:text-style-name="P3" svg:width="3.918cm" svg:height="0.75cm" svg:x="6.212cm" svg:y="3.37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1" draw:text-style-name="P3" svg:width="4cm" svg:height="0.75cm" svg:x="10.13cm" svg:y="3.37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1" draw:text-style-name="P3" svg:width="5.248cm" svg:height="0.75cm" svg:x="14.129cm" svg:y="3.37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5" draw:style-name="gr1" draw:text-style-name="P3" svg:width="4.042cm" svg:height="0.75cm" svg:x="0.25cm" svg:y="4.12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1" draw:text-style-name="P3" svg:width="3.312cm" svg:height="0.75cm" svg:x="4.292cm" svg:y="4.12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style-name="gr1" draw:text-style-name="P3" svg:width="3.264cm" svg:height="0.75cm" svg:x="7.602cm" svg:y="4.12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1" draw:text-style-name="P3" svg:width="3.289cm" svg:height="0.75cm" svg:x="10.841cm" svg:y="4.12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9" draw:style-name="gr1" draw:text-style-name="P3" svg:width="5.248cm" svg:height="0.75cm" svg:x="14.129cm" svg:y="4.12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0" draw:style-name="gr1" draw:text-style-name="P3" svg:width="14.812cm" svg:height="0.75cm" svg:x="0.25cm" svg:y="5.62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1" draw:style-name="gr1" draw:text-style-name="P3" svg:width="4.315cm" svg:height="0.75cm" svg:x="15.065cm" svg:y="5.62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23" draw:style-name="gr4" draw:text-style-name="P7" svg:width="8.699cm" svg:height="0.396cm" svg:x="0.411cm" svg:y="2.923cm" draw:control="control1"/><draw:control text:anchor-type="paragraph" draw:z-index="24" draw:style-name="gr4" draw:text-style-name="P8" svg:width="3.527cm" svg:height="0.396cm" svg:x="9.327cm" svg:y="2.923cm" draw:control="control2"/><draw:control text:anchor-type="paragraph" draw:z-index="25" draw:style-name="gr4" draw:text-style-name="P8" svg:width="0.929cm" svg:height="0.396cm" svg:x="13.12cm" svg:y="2.923cm" draw:control="control3"/><draw:control text:anchor-type="paragraph" draw:z-index="27" draw:style-name="gr4" draw:text-style-name="P8" svg:width="1.274cm" svg:height="0.396cm" svg:x="14.27cm" svg:y="2.923cm" draw:control="control5"/><draw:control text:anchor-type="paragraph" draw:z-index="28" draw:style-name="gr4" draw:text-style-name="P8" svg:width="3.555cm" svg:height="0.401cm" svg:x="15.743cm" svg:y="2.923cm" draw:control="control6"/><draw:control text:anchor-type="paragraph" draw:z-index="29" draw:name="txtNumeroDocumento" draw:style-name="gr4" draw:text-style-name="P7" svg:width="5.696cm" svg:height="0.396cm" svg:x="0.411cm" svg:y="3.672cm" draw:control="control7"/><draw:control text:anchor-type="paragraph" draw:z-index="30" draw:name="txtNumeroDocumento" draw:style-name="gr4" draw:text-style-name="P7" svg:width="3.682cm" svg:height="0.396cm" svg:x="6.341cm" svg:y="3.672cm" draw:control="control8"/><draw:control text:anchor-type="paragraph" draw:z-index="31" draw:name="txtNumeroDocumento" draw:style-name="gr4" draw:text-style-name="P7" svg:width="3.793cm" svg:height="0.396cm" svg:x="10.259cm" svg:y="3.672cm" draw:control="control9"/><draw:control text:anchor-type="paragraph" draw:z-index="32" draw:name="txtNumeroDocumento" draw:style-name="gr4" draw:text-style-name="P7" svg:width="5.024cm" svg:height="0.396cm" svg:x="14.268cm" svg:y="3.672cm" draw:control="control10"/><draw:control text:anchor-type="paragraph" draw:z-index="33" draw:name="txtNumeroDocumento" draw:style-name="gr4" draw:text-style-name="P7" svg:width="3.795cm" svg:height="0.396cm" svg:x="0.411cm" svg:y="4.422cm" draw:control="control11"/><draw:control text:anchor-type="paragraph" draw:z-index="34" draw:name="txtNumeroDocumento" draw:style-name="gr4" draw:text-style-name="P7" svg:width="3.086cm" svg:height="0.396cm" svg:x="4.42cm" svg:y="4.422cm" draw:control="control12"/><draw:control text:anchor-type="paragraph" draw:z-index="35" draw:name="txtNumeroDocumento" draw:style-name="gr4" draw:text-style-name="P7" svg:width="3.049cm" svg:height="0.396cm" svg:x="7.701cm" svg:y="4.422cm" draw:control="control13"/><draw:control text:anchor-type="paragraph" draw:z-index="36" draw:name="txtNumeroDocumento" draw:style-name="gr4" draw:text-style-name="P7" svg:width="3.049cm" svg:height="0.396cm" svg:x="10.966cm" svg:y="4.422cm" draw:control="control14"/><draw:control text:anchor-type="paragraph" draw:z-index="37" draw:name="txtNumeroDocumento" draw:style-name="gr4" draw:text-style-name="P7" svg:width="5.061cm" svg:height="0.396cm" svg:x="14.231cm" svg:y="4.422cm" draw:control="control15"/><draw:control text:anchor-type="paragraph" draw:z-index="38" draw:name="txtNumeroDocumento" draw:style-name="gr4" draw:text-style-name="P7" svg:width="14.537cm" svg:height="0.396cm" svg:x="0.411cm" svg:y="5.921cm" draw:control="control16"/><draw:line text:anchor-type="paragraph" draw:z-index="39" draw:style-name="gr5" draw:text-style-name="P4" svg:x1="0.252cm" svg:y1="6.904cm" svg:x2="19.38cm" svg:y2="6.904cm"><text:p/></draw:line><draw:custom-shape text:anchor-type="paragraph" draw:z-index="40" draw:style-name="gr1" draw:text-style-name="P3" svg:width="19.128cm" svg:height="2.066cm" svg:x="0.252cm" svg:y="15.335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41" draw:style-name="gr6" draw:text-style-name="P10" svg:width="2.015cm" svg:height="0.248cm" svg:x="17.383cm" svg:y="6.638cm"><draw:text-box><text:p><text:span text:style-name="T4">Corte na linha abaixo</text:span></text:p></draw:text-box></draw:frame><draw:custom-shape text:anchor-type="paragraph" draw:z-index="42" draw:style-name="gr1" draw:text-style-name="P3" svg:width="14.579cm" svg:height="0.75cm" svg:x="0.25cm" svg:y="8.592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1" draw:text-style-name="P3" svg:width="4.552cm" svg:height="0.75cm" svg:x="14.829cm" svg:y="8.592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1" draw:text-style-name="P3" svg:width="14.579cm" svg:height="0.75cm" svg:x="0.25cm" svg:y="9.342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1" draw:text-style-name="P3" svg:width="4.552cm" svg:height="0.75cm" svg:x="14.829cm" svg:y="9.342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6" draw:style-name="gr1" draw:text-style-name="P3" svg:width="4.552cm" svg:height="0.75cm" svg:x="14.829cm" svg:y="10.091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7" draw:style-name="gr1" draw:text-style-name="P3" svg:width="4.552cm" svg:height="0.75cm" svg:x="14.829cm" svg:y="10.841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8" draw:style-name="gr1" draw:text-style-name="P3" svg:width="4.552cm" svg:height="0.75cm" svg:x="14.829cm" svg:y="11.591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9" draw:style-name="gr1" draw:text-style-name="P3" svg:width="4.552cm" svg:height="0.75cm" svg:x="14.829cm" svg:y="12.34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0" draw:style-name="gr1" draw:text-style-name="P3" svg:width="4.552cm" svg:height="0.75cm" svg:x="14.829cm" svg:y="13.0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1" draw:style-name="gr1" draw:text-style-name="P3" svg:width="4.552cm" svg:height="0.75cm" svg:x="14.829cm" svg:y="13.83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2" draw:style-name="gr1" draw:text-style-name="P3" svg:width="4.552cm" svg:height="0.75cm" svg:x="14.829cm" svg:y="14.589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3" draw:style-name="gr1" draw:text-style-name="P3" svg:width="2.534cm" svg:height="0.75cm" svg:x="0.25cm" svg:y="10.091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4" draw:style-name="gr1" draw:text-style-name="P3" svg:width="2.952cm" svg:height="0.75cm" svg:x="2.783cm" svg:y="10.091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5" draw:style-name="gr1" draw:text-style-name="P3" svg:width="2.998cm" svg:height="0.75cm" svg:x="5.734cm" svg:y="10.091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6" draw:style-name="gr1" draw:text-style-name="P3" svg:width="2.095cm" svg:height="0.75cm" svg:x="8.731cm" svg:y="10.091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7" draw:style-name="gr1" draw:text-style-name="P3" svg:width="4.005cm" svg:height="0.75cm" svg:x="10.825cm" svg:y="10.091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8" draw:style-name="gr1" draw:text-style-name="P3" svg:width="2.534cm" svg:height="0.75cm" svg:x="0.25cm" svg:y="10.841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9" draw:style-name="gr1" draw:text-style-name="P3" svg:width="1.916cm" svg:height="0.75cm" svg:x="2.783cm" svg:y="10.841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0" draw:style-name="gr1" draw:text-style-name="P3" svg:width="2.565cm" svg:height="0.75cm" svg:x="4.699cm" svg:y="10.84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1" draw:style-name="gr1" draw:text-style-name="P3" svg:width="3.562cm" svg:height="0.75cm" svg:x="7.264cm" svg:y="10.84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2" draw:style-name="gr1" draw:text-style-name="P3" svg:width="4.005cm" svg:height="0.75cm" svg:x="10.825cm" svg:y="10.841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3" draw:style-name="gr1" draw:text-style-name="P3" svg:width="14.579cm" svg:height="3.749cm" svg:x="0.25cm" svg:y="11.591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64" draw:style-name="gr7" draw:text-style-name="P6" svg:width="3.915cm" svg:height="0.32cm" svg:x="15.466cm" svg:y="17.565cm"><draw:text-box><text:p text:style-name="P5"><text:span text:style-name="T3">FICHA DE COMPENSAÇÃO</text:span></text:p></draw:text-box></draw:frame><draw:frame text:anchor-type="paragraph" draw:z-index="65" draw:style-name="gr8" draw:text-style-name="P10" svg:width="2.357cm" svg:height="0.332cm" svg:x="12.487cm" svg:y="17.593cm"><draw:text-box><text:p><text:span text:style-name="T4">Autenticação Mecânica</text:span></text:p></draw:text-box></draw:frame><draw:rect text:anchor-type="paragraph" draw:z-index="68" draw:style-name="gr2" draw:text-style-name="P4" svg:width="4.478cm" svg:height="1.235cm" svg:x="0.25cm" svg:y="7.352cm"><text:p/></draw:rect><draw:rect text:anchor-type="paragraph" draw:z-index="69" draw:style-name="gr2" draw:text-style-name="P4" svg:width="1.989cm" svg:height="1.241cm" svg:x="4.763cm" svg:y="7.352cm"><text:p/></draw:rect><draw:rect text:anchor-type="paragraph" draw:z-index="70" draw:style-name="gr2" draw:text-style-name="P4" svg:width="12.593cm" svg:height="1.23cm" svg:x="6.787cm" svg:y="7.354cm"><text:p/></draw:rect><draw:control text:anchor-type="paragraph" draw:z-index="71" draw:style-name="gr4" draw:text-style-name="P9" svg:width="4.123cm" svg:height="0.953cm" svg:x="0.455cm" svg:y="7.507cm" draw:control="control19"/><draw:control text:anchor-type="paragraph" draw:z-index="72" draw:style-name="gr4" draw:text-style-name="P11" svg:width="1.851cm" svg:height="0.952cm" svg:x="4.835cm" svg:y="7.509cm" draw:control="control20"/><draw:control text:anchor-type="paragraph" draw:z-index="73" draw:style-name="gr4" draw:text-style-name="P12" svg:width="12.286cm" svg:height="0.953cm" svg:x="6.939cm" svg:y="7.507cm" draw:control="control21"/><draw:control text:anchor-type="paragraph" draw:z-index="74" draw:style-name="gr4" draw:text-style-name="P7" svg:width="14.311cm" svg:height="0.396cm" svg:x="0.411cm" svg:y="8.901cm" draw:control="control22"/><draw:control text:anchor-type="paragraph" draw:z-index="75" draw:style-name="gr4" draw:text-style-name="P7" svg:width="14.311cm" svg:height="0.396cm" svg:x="0.411cm" svg:y="9.643cm" draw:control="control23"/><draw:control text:anchor-type="paragraph" draw:z-index="76" draw:style-name="gr4" draw:text-style-name="P7" svg:width="4.313cm" svg:height="0.396cm" svg:x="14.94cm" svg:y="8.901cm" draw:control="control24"/><draw:control text:anchor-type="paragraph" draw:z-index="77" draw:style-name="gr4" draw:text-style-name="P7" svg:width="4.313cm" svg:height="0.396cm" svg:x="14.94cm" svg:y="9.643cm" draw:control="control25"/><draw:control text:anchor-type="paragraph" draw:z-index="78" draw:style-name="gr4" draw:text-style-name="P7" svg:width="4.315cm" svg:height="0.396cm" svg:x="14.958cm" svg:y="11.146cm" draw:control="control26"/><draw:control text:anchor-type="paragraph" draw:z-index="79" draw:style-name="gr4" draw:text-style-name="P7" svg:width="4.315cm" svg:height="0.396cm" svg:x="14.958cm" svg:y="10.368cm" draw:control="control27"/><draw:control text:anchor-type="paragraph" draw:z-index="80" draw:style-name="gr4" draw:text-style-name="P7" svg:width="4.315cm" svg:height="0.396cm" svg:x="14.958cm" svg:y="11.892cm" draw:control="control28"/><draw:control text:anchor-type="paragraph" draw:z-index="81" draw:style-name="gr4" draw:text-style-name="P7" svg:width="4.315cm" svg:height="0.396cm" svg:x="14.958cm" svg:y="12.642cm" draw:control="control29"/><draw:control text:anchor-type="paragraph" draw:z-index="82" draw:style-name="gr4" draw:text-style-name="P7" svg:width="4.315cm" svg:height="0.396cm" svg:x="14.958cm" svg:y="13.391cm" draw:control="control30"/><draw:control text:anchor-type="paragraph" draw:z-index="83" draw:style-name="gr4" draw:text-style-name="P7" svg:width="4.315cm" svg:height="0.396cm" svg:x="14.958cm" svg:y="14.141cm" draw:control="control31"/><draw:control text:anchor-type="paragraph" draw:z-index="84" draw:style-name="gr4" draw:text-style-name="P7" svg:width="2.271cm" svg:height="0.396cm" svg:x="0.411cm" svg:y="10.368cm" draw:control="control32"/><draw:control text:anchor-type="paragraph" draw:z-index="85" draw:style-name="gr4" draw:text-style-name="P7" svg:width="2.73cm" svg:height="0.396cm" svg:x="2.91cm" svg:y="10.368cm" draw:control="control33"/><draw:control text:anchor-type="paragraph" draw:z-index="86" draw:style-name="gr4" draw:text-style-name="P7" svg:width="2.786cm" svg:height="0.396cm" svg:x="5.856cm" svg:y="10.368cm" draw:control="control34"/><draw:control text:anchor-type="paragraph" draw:z-index="87" draw:style-name="gr4" draw:text-style-name="P7" svg:width="1.853cm" svg:height="0.396cm" svg:x="8.878cm" svg:y="10.368cm" draw:control="control35"/><draw:control text:anchor-type="paragraph" draw:z-index="88" draw:style-name="gr4" draw:text-style-name="P7" svg:width="3.774cm" svg:height="0.396cm" svg:x="10.966cm" svg:y="10.368cm" draw:control="control36"/><draw:control text:anchor-type="paragraph" draw:z-index="89" draw:style-name="gr4" draw:text-style-name="P7" svg:width="2.271cm" svg:height="0.396cm" svg:x="0.411cm" svg:y="11.146cm" draw:control="control37"/><draw:control text:anchor-type="paragraph" draw:z-index="90" draw:style-name="gr4" draw:text-style-name="P7" svg:width="1.692cm" svg:height="0.401cm" svg:x="2.905cm" svg:y="11.146cm" draw:control="control38"/><draw:control text:anchor-type="paragraph" draw:z-index="91" draw:style-name="gr4" draw:text-style-name="P7" svg:width="2.304cm" svg:height="0.401cm" svg:x="4.847cm" svg:y="11.146cm" draw:control="control39"/><draw:control text:anchor-type="paragraph" draw:z-index="92" draw:style-name="gr4" draw:text-style-name="P7" svg:width="3.301cm" svg:height="0.401cm" svg:x="7.435cm" svg:y="11.146cm" draw:control="control40"/><draw:control text:anchor-type="paragraph" draw:z-index="93" draw:style-name="gr4" draw:text-style-name="P7" svg:width="3.793cm" svg:height="0.401cm" svg:x="10.966cm" svg:y="11.146cm" draw:control="control41"/><draw:control text:anchor-type="paragraph" draw:z-index="94" draw:style-name="gr4" draw:text-style-name="P7" svg:width="4.315cm" svg:height="0.396cm" svg:x="14.958cm" svg:y="14.908cm" draw:control="control42"/><draw:control text:anchor-type="paragraph" draw:z-index="95" draw:style-name="gr4" draw:text-style-name="P13" svg:width="18.864cm" svg:height="0.401cm" svg:x="0.411cm" svg:y="15.655cm" draw:control="control43"/><draw:control text:anchor-type="paragraph" draw:z-index="96" draw:style-name="gr4" draw:text-style-name="P9" svg:width="10.891cm" svg:height="1.301cm" svg:x="0.252cm" svg:y="17.591cm" draw:control="control44"/><draw:custom-shape text:anchor-type="paragraph" draw:z-index="97" draw:style-name="gr1" draw:text-style-name="P3" svg:width="19.134cm" svg:height="0.75cm" svg:x="0.25cm" svg:y="4.87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98" draw:name="txtNumeroDocumento" draw:style-name="gr4" draw:text-style-name="P7" svg:width="18.834cm" svg:height="0.396cm" svg:x="0.411cm" svg:y="5.172cm" draw:control="control45"/><draw:control text:anchor-type="paragraph" draw:z-index="99" draw:name="txtNumeroDocumento" draw:style-name="gr4" draw:text-style-name="P7" svg:width="14.292cm" svg:height="0.396cm" svg:x="0.409cm" svg:y="11.922cm" draw:control="control46"/><draw:control text:anchor-type="paragraph" draw:z-index="100" draw:name="txtNumeroDocumento" draw:style-name="gr4" draw:text-style-name="P7" svg:width="14.292cm" svg:height="0.396cm" svg:x="0.409cm" svg:y="12.34cm" draw:control="control47"/><draw:control text:anchor-type="paragraph" draw:z-index="101" draw:name="txtNumeroDocumento" draw:style-name="gr4" draw:text-style-name="P7" svg:width="14.292cm" svg:height="0.396cm" svg:x="0.409cm" svg:y="12.758cm" draw:control="control48"/><draw:control text:anchor-type="paragraph" draw:z-index="102" draw:name="txtNumeroDocumento" draw:style-name="gr4" draw:text-style-name="P7" svg:width="14.292cm" svg:height="0.396cm" svg:x="0.409cm" svg:y="13.176cm" draw:control="control49"/><draw:control text:anchor-type="paragraph" draw:z-index="103" draw:name="txtNumeroDocumento" draw:style-name="gr4" draw:text-style-name="P7" svg:width="14.292cm" svg:height="0.396cm" svg:x="0.409cm" svg:y="13.612cm" draw:control="control50"/><draw:control text:anchor-type="paragraph" draw:z-index="104" draw:name="txtNumeroDocumento" draw:style-name="gr4" draw:text-style-name="P7" svg:width="14.292cm" svg:height="0.396cm" svg:x="0.409cm" svg:y="14.03cm" draw:control="control51"/><draw:control text:anchor-type="paragraph" draw:z-index="105" draw:name="txtNumeroDocumento" draw:style-name="gr4" draw:text-style-name="P7" svg:width="14.292cm" svg:height="0.396cm" svg:x="0.409cm" svg:y="14.448cm" draw:control="control52"/><draw:control text:anchor-type="paragraph" draw:z-index="106" draw:name="txtNumeroDocumento" draw:style-name="gr4" draw:text-style-name="P7" svg:width="14.292cm" svg:height="0.396cm" svg:x="0.409cm" svg:y="14.878cm" draw:control="control53"/><draw:control text:anchor-type="paragraph" draw:z-index="107" draw:style-name="gr4" draw:text-style-name="P13" svg:width="18.864cm" svg:height="0.401cm" svg:x="0.411cm" svg:y="16.081cm" draw:control="control54"/><draw:control text:anchor-type="paragraph" draw:z-index="108" draw:style-name="gr4" draw:text-style-name="P13" svg:width="18.864cm" svg:height="0.401cm" svg:x="0.411cm" svg:y="16.499cm" draw:control="control5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</text:span> – http://www.jrimum.org/bopep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isael Queiroz</meta:initial-creator>
    <meta:creation-date>2008-01-18T19:37:11</meta:creation-date>
    <dc:creator>Misael Queiroz</dc:creator>
    <dc:date>2011-09-28T07:59:10</dc:date>
    <meta:editing-cycles>124</meta:editing-cycles>
    <meta:editing-duration>PT09H25M34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5" meta:character-count="48"/>
    <meta:user-defined meta:name="Info 1"/>
    <meta:user-defined meta:name="Info 2"/>
    <meta:user-defined meta:name="Info 3"/>
    <meta:user-defined meta:name="Info 4"/>
  </office:meta>
</office:document-meta>
</file>